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apple-system" svg:font-family="apple-system, BlinkMacSystemFont, Arial, sans-serif"/>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style:font-name="Noto Mono" fo:font-size="10pt" fo:language="ru" fo:country="RU" fo:font-weight="normal" officeooo:rsid="010f3ca4" officeooo:paragraph-rsid="010f3ca4" style:font-size-asian="10pt" style:font-weight-asian="normal" style:font-size-complex="10pt" style:font-weight-complex="normal"/>
    </style:style>
    <style:style style:name="P87" style:family="paragraph" style:parent-style-name="Standard">
      <style:text-properties style:font-name="Noto Mono" fo:font-size="10pt" fo:language="ru" fo:country="RU" fo:font-weight="normal" officeooo:rsid="0112823d" officeooo:paragraph-rsid="0112823d" style:font-size-asian="10pt" style:font-weight-asian="normal" style:font-size-complex="10pt" style:font-weight-complex="normal"/>
    </style:style>
    <style:style style:name="P88" style:family="paragraph" style:parent-style-name="Standard">
      <style:text-properties style:font-name="Noto Mono" fo:font-size="10pt" fo:language="ru" fo:country="RU" fo:font-weight="normal" officeooo:rsid="01169b2c" officeooo:paragraph-rsid="01169b2c" style:font-size-asian="10pt" style:font-weight-asian="normal" style:font-size-complex="10pt" style:font-weight-complex="normal"/>
    </style:style>
    <style:style style:name="P89" style:family="paragraph" style:parent-style-name="Standard">
      <style:text-properties style:font-name="Noto Mono" fo:font-size="10pt" fo:language="ru" fo:country="RU" fo:font-weight="normal" officeooo:rsid="01173299" officeooo:paragraph-rsid="01173299" style:font-size-asian="10pt" style:font-weight-asian="normal" style:font-size-complex="10pt" style:font-weight-complex="normal"/>
    </style:style>
    <style:style style:name="P90" style:family="paragraph" style:parent-style-name="Standard">
      <style:text-properties style:font-name="Noto Mono" fo:font-size="10pt" fo:language="ru" fo:country="RU" fo:font-weight="normal" officeooo:rsid="01208e1e" officeooo:paragraph-rsid="01208e1e" style:font-size-asian="10pt" style:font-weight-asian="normal" style:font-size-complex="10pt" style:font-weight-complex="normal"/>
    </style:style>
    <style:style style:name="P91" style:family="paragraph" style:parent-style-name="Standard">
      <style:text-properties style:font-name="Noto Mono" fo:font-size="10pt" fo:language="ru" fo:country="RU" fo:font-weight="normal" officeooo:rsid="01222b41" officeooo:paragraph-rsid="01222b41" style:font-size-asian="10pt" style:font-weight-asian="normal" style:font-size-complex="10pt" style:font-weight-complex="normal"/>
    </style:style>
    <style:style style:name="P92" style:family="paragraph" style:parent-style-name="Standard">
      <style:text-properties style:font-name="Noto Mono" fo:font-size="10pt" fo:language="ru" fo:country="RU" fo:font-weight="normal" officeooo:rsid="012c1cd9" officeooo:paragraph-rsid="012c1cd9" style:font-size-asian="10pt" style:font-weight-asian="normal" style:font-size-complex="10pt" style:font-weight-complex="normal"/>
    </style:style>
    <style:style style:name="P93" style:family="paragraph" style:parent-style-name="Standard">
      <style:text-properties style:font-name="Noto Mono" fo:font-size="10pt" fo:language="ru" fo:country="RU" fo:font-weight="normal" officeooo:rsid="01321d90" officeooo:paragraph-rsid="01321d90" style:font-size-asian="10pt" style:font-weight-asian="normal" style:font-size-complex="10pt" style:font-weight-complex="normal"/>
    </style:style>
    <style:style style:name="P94" style:family="paragraph" style:parent-style-name="Standard">
      <style:text-properties style:font-name="Noto Mono" fo:font-size="10pt" fo:language="ru" fo:country="RU" fo:font-weight="normal" officeooo:rsid="0134f564" officeooo:paragraph-rsid="0134f564" style:font-size-asian="10pt" style:font-weight-asian="normal" style:font-size-complex="10pt" style:font-weight-complex="normal"/>
    </style:style>
    <style:style style:name="P95" style:family="paragraph" style:parent-style-name="Standard">
      <style:text-properties style:font-name="Noto Mono" fo:font-size="10pt" fo:language="ru" fo:country="RU" fo:font-weight="normal" officeooo:rsid="0134f564" officeooo:paragraph-rsid="01377015" style:font-size-asian="10pt" style:font-weight-asian="normal" style:font-size-complex="10pt" style:font-weight-complex="normal"/>
    </style:style>
    <style:style style:name="P96" style:family="paragraph" style:parent-style-name="Standard">
      <style:text-properties style:font-name="Noto Mono" fo:font-size="10pt" fo:language="ru" fo:country="RU" fo:font-weight="normal" officeooo:rsid="01393516" officeooo:paragraph-rsid="01393516" style:font-size-asian="10pt" style:font-weight-asian="normal" style:font-size-complex="10pt" style:font-weight-complex="normal"/>
    </style:style>
    <style:style style:name="P97" style:family="paragraph" style:parent-style-name="Standard" style:list-style-name="L1">
      <style:text-properties style:font-name="Noto Mono" fo:font-size="10pt" fo:language="ru" fo:country="RU" fo:font-weight="normal" officeooo:rsid="01393516" officeooo:paragraph-rsid="01393516" style:font-size-asian="10pt" style:font-weight-asian="normal" style:font-size-complex="10pt" style:font-weight-complex="normal"/>
    </style:style>
    <style:style style:name="P98" style:family="paragraph" style:parent-style-name="Standard">
      <style:text-properties fo:font-size="10pt" fo:language="ru" fo:country="RU" officeooo:rsid="00138bbc" officeooo:paragraph-rsid="00138bbc" style:font-size-asian="10pt" style:font-size-complex="10pt"/>
    </style:style>
    <style:style style:name="P99" style:family="paragraph" style:parent-style-name="Standard">
      <style:text-properties fo:font-size="10pt" fo:language="ru" fo:country="RU" officeooo:rsid="0014ff7b" officeooo:paragraph-rsid="0014ff7b" style:font-size-asian="10pt" style:font-size-complex="10pt"/>
    </style:style>
    <style:style style:name="P100" style:family="paragraph" style:parent-style-name="Standard">
      <style:text-properties fo:font-size="10pt" fo:language="ru" fo:country="RU" officeooo:rsid="0011e585" officeooo:paragraph-rsid="0011e585" style:font-size-asian="10pt" style:font-size-complex="10pt"/>
    </style:style>
    <style:style style:name="P101" style:family="paragraph" style:parent-style-name="Standard">
      <style:text-properties fo:font-size="10pt" fo:language="ru" fo:country="RU" officeooo:rsid="0017829c" officeooo:paragraph-rsid="0017829c" style:font-size-asian="10pt" style:font-size-complex="10pt"/>
    </style:style>
    <style:style style:name="P102" style:family="paragraph" style:parent-style-name="Standard">
      <style:text-properties fo:font-size="10pt" fo:language="ru" fo:country="RU" officeooo:rsid="001e9107" officeooo:paragraph-rsid="001e9107" style:font-size-asian="10pt" style:font-size-complex="10pt"/>
    </style:style>
    <style:style style:name="P103" style:family="paragraph" style:parent-style-name="Standard">
      <style:text-properties fo:font-size="10pt" fo:language="ru" fo:country="RU" officeooo:rsid="0028ea50" officeooo:paragraph-rsid="0028ea50" style:font-size-asian="10pt" style:font-size-complex="10pt"/>
    </style:style>
    <style:style style:name="P104"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105"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106"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107"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108"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109"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110"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111"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12"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13"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14"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15"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variant="normal" fo:text-transform="none" fo:color="#222222" fo:letter-spacing="normal" fo:font-style="normal" fo:background-color="#ffffff" loext:char-shading-value="0"/>
    </style:style>
    <style:style style:name="T12" style:family="text">
      <style:text-properties fo:font-variant="normal" fo:text-transform="none" fo:color="#222222" fo:letter-spacing="normal" fo:font-style="normal" officeooo:rsid="01393516" fo:background-color="#ffffff" loext:char-shading-value="0"/>
    </style:style>
    <style:style style:name="T13" style:family="text">
      <style:text-properties fo:font-weight="bold" style:font-weight-asian="bold" style:font-weight-complex="bold"/>
    </style:style>
    <style:style style:name="T14" style:family="text">
      <style:text-properties fo:font-weight="bold" officeooo:rsid="0017829c" style:font-weight-asian="bold" style:font-weight-complex="bold"/>
    </style:style>
    <style:style style:name="T15" style:family="text">
      <style:text-properties fo:font-weight="bold" officeooo:rsid="0021422f" style:font-weight-asian="bold" style:font-weight-complex="bold"/>
    </style:style>
    <style:style style:name="T16" style:family="text">
      <style:text-properties fo:font-weight="bold" officeooo:rsid="0026dffa" style:font-weight-asian="bold" style:font-weight-complex="bold"/>
    </style:style>
    <style:style style:name="T17" style:family="text">
      <style:text-properties fo:font-weight="bold" officeooo:rsid="002989bf" style:font-weight-asian="bold" style:font-weight-complex="bold"/>
    </style:style>
    <style:style style:name="T18" style:family="text">
      <style:text-properties fo:font-weight="bold" officeooo:rsid="00538891" style:font-weight-asian="bold" style:font-weight-complex="bold"/>
    </style:style>
    <style:style style:name="T19" style:family="text">
      <style:text-properties fo:font-weight="bold" officeooo:rsid="009330ec" style:font-weight-asian="bold" style:font-weight-complex="bold"/>
    </style:style>
    <style:style style:name="T20" style:family="text">
      <style:text-properties fo:font-weight="bold" fo:background-color="#ffffff" loext:char-shading-value="0" style:font-weight-asian="bold" style:font-weight-complex="bold"/>
    </style:style>
    <style:style style:name="T21" style:family="text">
      <style:text-properties officeooo:rsid="0017829c"/>
    </style:style>
    <style:style style:name="T22" style:family="text">
      <style:text-properties fo:font-style="italic" style:font-style-asian="italic" style:font-style-complex="italic"/>
    </style:style>
    <style:style style:name="T23" style:family="text">
      <style:text-properties fo:font-style="italic" officeooo:rsid="0017829c" style:font-style-asian="italic" style:font-style-complex="italic"/>
    </style:style>
    <style:style style:name="T24" style:family="text">
      <style:text-properties fo:font-style="italic" fo:font-weight="bold" officeooo:rsid="0017829c" style:font-style-asian="italic" style:font-weight-asian="bold" style:font-style-complex="italic" style:font-weight-complex="bold"/>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28" style:family="text">
      <style:text-properties officeooo:rsid="002da807"/>
    </style:style>
    <style:style style:name="T29" style:family="text">
      <style:text-properties officeooo:rsid="0031fcb5"/>
    </style:style>
    <style:style style:name="T30" style:family="text">
      <style:text-properties officeooo:rsid="0035a326"/>
    </style:style>
    <style:style style:name="T31" style:family="text">
      <style:text-properties officeooo:rsid="0037c715"/>
    </style:style>
    <style:style style:name="T32" style:family="text">
      <style:text-properties officeooo:rsid="003a495d"/>
    </style:style>
    <style:style style:name="T33" style:family="text">
      <style:text-properties officeooo:rsid="003b10a1"/>
    </style:style>
    <style:style style:name="T34" style:family="text">
      <style:text-properties officeooo:rsid="003e5ca8"/>
    </style:style>
    <style:style style:name="T35" style:family="text">
      <style:text-properties officeooo:rsid="003fafbc"/>
    </style:style>
    <style:style style:name="T36" style:family="text">
      <style:text-properties officeooo:rsid="004554cf"/>
    </style:style>
    <style:style style:name="T37" style:family="text">
      <style:text-properties officeooo:rsid="00516664"/>
    </style:style>
    <style:style style:name="T38" style:family="text">
      <style:text-properties officeooo:rsid="0051e3c9"/>
    </style:style>
    <style:style style:name="T39" style:family="text">
      <style:text-properties officeooo:rsid="00538891"/>
    </style:style>
    <style:style style:name="T40" style:family="text">
      <style:text-properties officeooo:rsid="00563dff"/>
    </style:style>
    <style:style style:name="T41" style:family="text">
      <style:text-properties officeooo:rsid="00577921"/>
    </style:style>
    <style:style style:name="T42" style:family="text">
      <style:text-properties officeooo:rsid="00580bd0"/>
    </style:style>
    <style:style style:name="T43" style:family="text">
      <style:text-properties officeooo:rsid="00585484"/>
    </style:style>
    <style:style style:name="T44" style:family="text">
      <style:text-properties officeooo:rsid="005fa473"/>
    </style:style>
    <style:style style:name="T45" style:family="text">
      <style:text-properties officeooo:rsid="0067ef87"/>
    </style:style>
    <style:style style:name="T46" style:family="text">
      <style:text-properties officeooo:rsid="00706ce6"/>
    </style:style>
    <style:style style:name="T47" style:family="text">
      <style:text-properties officeooo:rsid="008936b4"/>
    </style:style>
    <style:style style:name="T48" style:family="text">
      <style:text-properties fo:background-color="#ffffff" loext:char-shading-value="0"/>
    </style:style>
    <style:style style:name="T49" style:family="text">
      <style:text-properties officeooo:rsid="00a15c07" fo:background-color="#ffffff" loext:char-shading-value="0"/>
    </style:style>
    <style:style style:name="T50" style:family="text">
      <style:text-properties officeooo:rsid="00b9d63d" fo:background-color="#ffffff" loext:char-shading-value="0"/>
    </style:style>
    <style:style style:name="T51" style:family="text">
      <style:text-properties officeooo:rsid="00bd5166" fo:background-color="#ffffff" loext:char-shading-value="0"/>
    </style:style>
    <style:style style:name="T52" style:family="text">
      <style:text-properties officeooo:rsid="00bf819d" fo:background-color="#ffffff" loext:char-shading-value="0"/>
    </style:style>
    <style:style style:name="T53" style:family="text">
      <style:text-properties officeooo:rsid="00bf9f43" fo:background-color="#ffffff" loext:char-shading-value="0"/>
    </style:style>
    <style:style style:name="T54" style:family="text">
      <style:text-properties officeooo:rsid="00b85276" fo:background-color="#ffffff" loext:char-shading-value="0"/>
    </style:style>
    <style:style style:name="T55" style:family="text">
      <style:text-properties officeooo:rsid="00c9eb65" fo:background-color="#ffffff" loext:char-shading-value="0"/>
    </style:style>
    <style:style style:name="T56" style:family="text">
      <style:text-properties officeooo:rsid="00ce699f" fo:background-color="#ffffff" loext:char-shading-value="0"/>
    </style:style>
    <style:style style:name="T57" style:family="text">
      <style:text-properties officeooo:rsid="00d1b8bd" fo:background-color="#ffffff" loext:char-shading-value="0"/>
    </style:style>
    <style:style style:name="T58" style:family="text">
      <style:text-properties officeooo:rsid="00d78ba7" fo:background-color="#ffffff" loext:char-shading-value="0"/>
    </style:style>
    <style:style style:name="T59" style:family="text">
      <style:text-properties officeooo:rsid="00dcf490" fo:background-color="#ffffff" loext:char-shading-value="0"/>
    </style:style>
    <style:style style:name="T60" style:family="text">
      <style:text-properties officeooo:rsid="00dda142" fo:background-color="#ffffff" loext:char-shading-value="0"/>
    </style:style>
    <style:style style:name="T61" style:family="text">
      <style:text-properties officeooo:rsid="00de7479" fo:background-color="#ffffff" loext:char-shading-value="0"/>
    </style:style>
    <style:style style:name="T62" style:family="text">
      <style:text-properties officeooo:rsid="00df8f95" fo:background-color="#ffffff" loext:char-shading-value="0"/>
    </style:style>
    <style:style style:name="T63" style:family="text">
      <style:text-properties officeooo:rsid="00fb2e89" fo:background-color="#ffffff" loext:char-shading-value="0"/>
    </style:style>
    <style:style style:name="T64" style:family="text">
      <style:text-properties officeooo:rsid="01077946" fo:background-color="#ffffff" loext:char-shading-value="0"/>
    </style:style>
    <style:style style:name="T65" style:family="text">
      <style:text-properties officeooo:rsid="010bee0f" fo:background-color="#ffffff" loext:char-shading-value="0"/>
    </style:style>
    <style:style style:name="T66" style:family="text">
      <style:text-properties officeooo:rsid="010e6421" fo:background-color="#ffffff" loext:char-shading-value="0"/>
    </style:style>
    <style:style style:name="T67" style:family="text">
      <style:text-properties officeooo:rsid="01169b2c" fo:background-color="#ffffff" loext:char-shading-value="0"/>
    </style:style>
    <style:style style:name="T68" style:family="text">
      <style:text-properties officeooo:rsid="011af3ad" fo:background-color="#ffffff" loext:char-shading-value="0"/>
    </style:style>
    <style:style style:name="T69" style:family="text">
      <style:text-properties officeooo:rsid="0126b158" fo:background-color="#ffffff" loext:char-shading-value="0"/>
    </style:style>
    <style:style style:name="T70" style:family="text">
      <style:text-properties officeooo:rsid="01377015" fo:background-color="#ffffff" loext:char-shading-value="0"/>
    </style:style>
    <style:style style:name="T71" style:family="text">
      <style:text-properties fo:color="#c0c0c0"/>
    </style:style>
    <style:style style:name="T72" style:family="text">
      <style:text-properties fo:color="#008000"/>
    </style:style>
    <style:style style:name="T73" style:family="text">
      <style:text-properties officeooo:rsid="00947fcd"/>
    </style:style>
    <style:style style:name="T74" style:family="text">
      <style:text-properties officeooo:rsid="009b354e"/>
    </style:style>
    <style:style style:name="T75" style:family="text">
      <style:text-properties officeooo:rsid="009f075c"/>
    </style:style>
    <style:style style:name="T76" style:family="text">
      <style:text-properties officeooo:rsid="00a3cb26"/>
    </style:style>
    <style:style style:name="T77" style:family="text">
      <style:text-properties officeooo:rsid="00accefc"/>
    </style:style>
    <style:style style:name="T78" style:family="text">
      <style:text-properties officeooo:rsid="00b16bd6"/>
    </style:style>
    <style:style style:name="T79" style:family="text">
      <style:text-properties officeooo:rsid="00b32ee0"/>
    </style:style>
    <style:style style:name="T80" style:family="text">
      <style:text-properties officeooo:rsid="00b410ca"/>
    </style:style>
    <style:style style:name="T81" style:family="text">
      <style:text-properties officeooo:rsid="00cf4e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Литература: </text:p>
      <text:p text:style-name="P1"><text:span text:style-name="T26">SICP </text:span><text:span text:style-name="T25">(</text:span><text:a xlink:type="simple" xlink:href="https://mitpress.mit.edu/sicp/" text:style-name="Internet_20_link" text:visited-style-name="Visited_20_Internet_20_Link"><text:span text:style-name="T25">https://mitpress.mit.edu/sicp/</text:span></text:a><text:span text:style-name="T25">)</text:span></text:p>
      <text:p text:style-name="P98"><text:span text:style-name="T13">Understanding Computation: From Simple Machines to Impossible Programs</text:span> by Tom Stuart</text:p>
      <text:p text:style-name="P99"><text:span text:style-name="T13">Writing an INTERPRETER in go</text:span> by Thorsten Ball (https://interpreterbook.com/)</text:p>
      <text:p text:style-name="P100"/>
      <text:p text:style-name="P101"><text:span text:style-name="T22">SICP</text:span>: хороший академический труд, изобилует теорией и многие не дочитывают его до конца. Язык примеров - <text:span text:style-name="T13">scheme</text:span></text:p>
      <text:p text:style-name="P104"><text:span text:style-name="T22"/></text:p>
      <text:p text:style-name="P104"><text:span text:style-name="T22">Understanding Computation</text:span>: <text:span text:style-name="T21">Очень простай и хорошо написанная книга. Но, по моему мнению, автор начал тему не с той стороны. Языке примеров — </text:span><text:span text:style-name="T14">Ruby</text:span></text:p>
      <text:p text:style-name="P105"><text:span text:style-name="T23"/></text:p>
      <text:p text:style-name="P105"><text:span text:style-name="T23">Writing an INTERPRETER in </text:span><text:span text:style-name="T24">go</text:span><text:span text:style-name="T21">: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4">Monkey</text:span><text:span text:style-name="T21">,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106"/>
      <text:p text:style-name="P102"/>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3">+</text:span>, <text:span text:style-name="T13">-</text:span>, <text:span text:style-name="T13">*</text:span>, <text:span text:style-name="T13">/. </text:span><text:span text:style-name="T2"><text:s/></text:span><text:span text:style-name="T8">Ещё</text:span><text:span text:style-name="T3"> будет несколько ключевых слов такие как </text:span><text:span text:style-name="T15">let, return, </text:span><text:span text:style-name="T18">end, </text:span><text:span text:style-name="T15">if, else, f</text:span><text:span text:style-name="T16">n</text:span><text:span text:style-name="T15">, true </text:span><text:span text:style-name="T3">и</text:span><text:span text:style-name="T15"> false. </text:span><text:span text:style-name="T4">Кроме того язык </text:span><text:span text:style-name="T7">будет</text:span><text:span text:style-name="T4"> поддерживать имена значений, задаваемых выражением </text:span><text:span text:style-name="T16">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3">token</text:span><text:span text:style-name="T17">s</text:span><text:span text:style-name="T13">.py</text:span><text:span text:style-name="T2"> и запишем в него: </text:span></text:p>
      <text:p text:style-name="P103"><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8">установить значение </text:span></text:p>
      <text:p text:style-name="P7"><text:s text:c="8"/>return tmp<text:tab/><text:tab/> <text:span text:style-name="T28">#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9">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31">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30">видно </text:span>было <text:span text:style-name="T30">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32">'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33">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107"><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7">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6">(</text:span>None,<text:span text:style-name="T36"> 0)</text:span> <text:span text:style-name="T35">#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4">длина найденного ключа. (token, size)</text:span></text:p>
      <text:p text:style-name="P30"><text:s/></text:p>
      <text:p text:style-name="P20">Конструкция <text:span text:style-name="T34">(result['value'], size) if result else (None, 0) </text:span>это очень удобный способ записать условие: </text:p>
      <text:p text:style-name="P19"/>
      <text:p text:style-name="P19">if result:</text:p>
      <text:p text:style-name="P19"><text:tab/>return <text:span text:style-name="T34">(result['value'], size)</text:span></text:p>
      <text:p text:style-name="P19">else:</text:p>
      <text:p text:style-name="P21"><text:tab/>return <text:span text:style-name="T36">(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8">(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9">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40">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42">[0]</text:span>)<text:tab/></text:p>
      <text:p text:style-name="P26"><text:s text:c="8"/>string = string[next[1]:] <text:span text:style-name="T45"># удалим из строки ключ</text:span></text:p>
      <text:p text:style-name="P26"/>
      <text:p text:style-name="P27">Тут создаётся строка, которая содержит последовательность значений <text:s/>if, else, let, return, <text:span text:style-name="T43">===, =, ==</text:span>. <text:span text:style-name="T41">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43">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6">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74">Пусть они будет </text:span>простыми строками. В файле <text:span text:style-name="T13">tokens.py</text:span> добавим значения. </text:p>
      <text:p text:style-name="P35"/>
      <text:p text:style-name="P113"><text:span text:style-name="T48">LET</text:span><text:span text:style-name="T71"> <text:s text:c="8"/></text:span>=<text:span text:style-name="T71"> </text:span><text:span text:style-name="T72">'LET'</text:span></text:p>
      <text:p text:style-name="P115"><text:span text:style-name="T48">RETURN</text:span><text:span text:style-name="T71"> <text:s text:c="5"/></text:span>=<text:span text:style-name="T71"> </text:span><text:span text:style-name="T72">'RETURN'</text:span></text:p>
      <text:p text:style-name="P115"><text:span text:style-name="T48">FN</text:span><text:span text:style-name="T71"> <text:s text:c="9"/></text:span>=<text:span text:style-name="T71"> </text:span><text:span text:style-name="T72">'FN'</text:span></text:p>
      <text:p text:style-name="P115"><text:span text:style-name="T48">IF</text:span><text:span text:style-name="T71"> <text:s text:c="9"/></text:span>=<text:span text:style-name="T71"> </text:span><text:span text:style-name="T72">'IF'</text:span></text:p>
      <text:p text:style-name="P115"><text:span text:style-name="T48">ELSE</text:span><text:span text:style-name="T71"> <text:s text:c="7"/></text:span>=<text:span text:style-name="T71"> </text:span><text:span text:style-name="T72">'ELSE'</text:span></text:p>
      <text:p text:style-name="P115"><text:span text:style-name="T48">FALSE</text:span><text:span text:style-name="T71"> <text:s text:c="6"/></text:span>=<text:span text:style-name="T71"> </text:span><text:span text:style-name="T72">'FALSE'</text:span></text:p>
      <text:p text:style-name="P115"><text:span text:style-name="T48">TRUE</text:span><text:span text:style-name="T71"> <text:s text:c="7"/></text:span>=<text:span text:style-name="T71"> </text:span><text:span text:style-name="T72">'TRUE'</text:span></text:p>
      <text:p text:style-name="P114"><text:span text:style-name="T48">END</text:span><text:span text:style-name="T71"> <text:s text:c="8"/></text:span>=<text:span text:style-name="T71"> </text:span><text:span text:style-name="T72">'END'</text:span></text:p>
      <text:p text:style-name="P115"><text:span text:style-name="T48">ASSIGN</text:span><text:span text:style-name="T71"> <text:s text:c="5"/></text:span>=<text:span text:style-name="T71"> </text:span><text:span text:style-name="T72">'ASSIGN'</text:span></text:p>
      <text:p text:style-name="P115"><text:span text:style-name="T48">EQ</text:span><text:span text:style-name="T71"> <text:s text:c="9"/></text:span>=<text:span text:style-name="T71"> </text:span><text:span text:style-name="T72">'EQ'</text:span></text:p>
      <text:p text:style-name="P115"><text:span text:style-name="T48">NOT_EQ</text:span><text:span text:style-name="T71"> <text:s text:c="5"/></text:span>=<text:span text:style-name="T71"> </text:span><text:span text:style-name="T72">'NOT_EQ'</text:span></text:p>
      <text:p text:style-name="P115"><text:span text:style-name="T48">LESS</text:span><text:span text:style-name="T71"> <text:s text:c="7"/></text:span>=<text:span text:style-name="T71"> </text:span><text:span text:style-name="T72">'LESS'</text:span></text:p>
      <text:p text:style-name="P115"><text:span text:style-name="T48">GREATER</text:span><text:span text:style-name="T71"> <text:s text:c="4"/></text:span>=<text:span text:style-name="T71"> </text:span><text:span text:style-name="T72">'GREATER'</text:span></text:p>
      <text:p text:style-name="P115"><text:span text:style-name="T48">LESS_EQ</text:span><text:span text:style-name="T71"> <text:s text:c="4"/></text:span>=<text:span text:style-name="T71"> </text:span><text:span text:style-name="T72">'LESS_EQ'</text:span></text:p>
      <text:p text:style-name="P115"><text:span text:style-name="T48">GREATER_EQ</text:span><text:span text:style-name="T71"> <text:s/></text:span>=<text:span text:style-name="T71"> </text:span><text:span text:style-name="T72">'GREATER_EQ'</text:span></text:p>
      <text:p text:style-name="P115"><text:span text:style-name="T48">PLUS</text:span><text:span text:style-name="T71"> <text:s text:c="7"/></text:span>=<text:span text:style-name="T71"> </text:span><text:span text:style-name="T72">'PLUS'</text:span></text:p>
      <text:p text:style-name="P115"><text:span text:style-name="T48">MINUS</text:span><text:span text:style-name="T71"> <text:s text:c="6"/></text:span>=<text:span text:style-name="T71"> </text:span><text:span text:style-name="T72">'MINUS'</text:span></text:p>
      <text:p text:style-name="P115"><text:span text:style-name="T48">ASTERISK</text:span><text:span text:style-name="T71"> <text:s text:c="3"/></text:span>=<text:span text:style-name="T71"> </text:span><text:span text:style-name="T72">'ASTERISK'</text:span></text:p>
      <text:p text:style-name="P115"><text:span text:style-name="T48">SLASH</text:span><text:span text:style-name="T71"> <text:s text:c="6"/></text:span>=<text:span text:style-name="T71"> </text:span><text:span text:style-name="T72">'SLASH'</text:span></text:p>
      <text:p text:style-name="P115"><text:span text:style-name="T48">BANG</text:span><text:span text:style-name="T71"> <text:s text:c="7"/></text:span>=<text:span text:style-name="T71"> </text:span><text:span text:style-name="T72">'BANG'</text:span></text:p>
      <text:p text:style-name="P115"><text:span text:style-name="T48">COMMA</text:span><text:span text:style-name="T71"> <text:s text:c="6"/></text:span>=<text:span text:style-name="T71"> </text:span><text:span text:style-name="T72">'COMMA'</text:span></text:p>
      <text:p text:style-name="P115"><text:span text:style-name="T48">COLON</text:span><text:span text:style-name="T71"> <text:s text:c="6"/></text:span>=<text:span text:style-name="T71"> </text:span><text:span text:style-name="T72">'COLON'</text:span></text:p>
      <text:p text:style-name="P115"><text:span text:style-name="T48">SEMICOLON</text:span><text:span text:style-name="T71"> <text:s text:c="2"/></text:span>=<text:span text:style-name="T71"> </text:span><text:span text:style-name="T72">'SEMICOLON'</text:span></text:p>
      <text:p text:style-name="P115"><text:span text:style-name="T48">LPAREN</text:span><text:span text:style-name="T71"> <text:s text:c="5"/></text:span>=<text:span text:style-name="T71"> </text:span><text:span text:style-name="T72">'LPAREN'</text:span></text:p>
      <text:p text:style-name="P115"><text:span text:style-name="T48">RPAREN</text:span><text:span text:style-name="T71"> <text:s text:c="5"/></text:span>=<text:span text:style-name="T71"> </text:span><text:span text:style-name="T72">'RPAREN'</text:span></text:p>
      <text:p text:style-name="P115"><text:span text:style-name="T48">LBRACE</text:span><text:span text:style-name="T71"> <text:s text:c="5"/></text:span>=<text:span text:style-name="T71"> </text:span><text:span text:style-name="T72">'LBRACE'</text:span></text:p>
      <text:p text:style-name="P115"><text:span text:style-name="T48">RBRACE</text:span><text:span text:style-name="T71"> <text:s text:c="5"/></text:span>=<text:span text:style-name="T71"> </text:span><text:span text:style-name="T72">'RBRACE'</text:span></text:p>
      <text:p text:style-name="P115"><text:span text:style-name="T48">LBRACKET</text:span><text:span text:style-name="T71"> <text:s text:c="3"/></text:span>=<text:span text:style-name="T71"> </text:span><text:span text:style-name="T72">'LBRACKET'</text:span></text:p>
      <text:p text:style-name="P114"><text:span text:style-name="T48">RBRACKET</text:span><text:span text:style-name="T71"> <text:s text:c="3"/></text:span>=<text:span text:style-name="T71"> </text:span><text:span text:style-name="T72">'RBRACKET'</text:span></text:p>
      <text:p text:style-name="P115"><text:span text:style-name="T48">STRING</text:span><text:span text:style-name="T71"> <text:s text:c="5"/></text:span>=<text:span text:style-name="T71"> </text:span><text:span text:style-name="T72">'STRING'</text:span></text:p>
      <text:p text:style-name="P115"><text:span text:style-name="T48">NUMBER</text:span><text:span text:style-name="T71"> <text:s text:c="5"/></text:span>=<text:span text:style-name="T71"> </text:span><text:span text:style-name="T72">'NUMBER'</text:span></text:p>
      <text:p text:style-name="P115"><text:soft-page-break/><text:span text:style-name="T48">IDENT</text:span><text:span text:style-name="T71"> <text:s text:c="6"/></text:span>=<text:span text:style-name="T71"> </text:span><text:span text:style-name="T72">'IDENT'</text:span></text:p>
      <text:p text:style-name="P115"><text:span text:style-name="T48">EOF</text:span><text:span text:style-name="T71"> <text:s text:c="8"/></text:span>=<text:span text:style-name="T71"> </text:span><text:span text:style-name="T72">'EOF'</text:span></text:p>
      <text:p text:style-name="P35"/>
      <text:p text:style-name="P36"/>
      <text:p text:style-name="P38">Да, совсем простое описание "<text:span text:style-name="T47">в лоб</text:span>". <text:span text:style-name="T47">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3">lexer.py</text:span><text:span text:style-name="T2">, который будет содержать код лексера. </text:span><text:span text:style-name="T10">Называться он будет, внезапно, </text:span><text:span text:style-name="T19">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73">Lexer </text:span>будет содержать поле <text:span text:style-name="T73">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75">Но пока это не важно.</text:span></text:p>
      <text:p text:style-name="P43"/>
      <text:p text:style-name="P108">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8">NUMBER и строкой, содержащей это число</text:span></text:p>
      <text:p text:style-name="P44"><text:span text:style-name="T48">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8">Если строка начинается с символа двойной кавычки — читаем строку до следующй двойной кавычки и добавляем токен STRING</text:span></text:p>
      <text:p text:style-name="P45"><text:span text:style-name="T48"/></text:p>
      <text:p text:style-name="P46"><text:span text:style-name="T48">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9">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9"/></text:p>
      <text:p text:style-name="P47"><text:span text:style-name="T48"><text:s text:c="4"/>def skip_whitespaces(self, input):</text:span></text:p>
      <text:p text:style-name="P47"><text:span text:style-name="T48"><text:s text:c="8"/>size = 0</text:span></text:p>
      <text:p text:style-name="P47"><text:span text:style-name="T48"><text:s text:c="8"/>while len(input) &gt; size and input[size].isspace( ):</text:span></text:p>
      <text:p text:style-name="P47"><text:span text:style-name="T48"><text:s text:c="12"/>size = size + 1</text:span></text:p>
      <text:p text:style-name="P47"><text:span text:style-name="T48"><text:s text:c="8"/>return input[size:]</text:span></text:p>
      <text:p text:style-name="P45"><text:span text:style-name="T48"/></text:p>
      <text:p text:style-name="P47"><text:span text:style-name="T48">Теперь первый вариант метода get может выглядеть вот как-то так</text:span></text:p>
      <text:p text:style-name="P47"><text:span text:style-name="T48"/></text:p>
      <text:p text:style-name="P47"><text:span text:style-name="T48"><text:s text:c="4"/>def get( self, input ):</text:span></text:p>
      <text:p text:style-name="P47"><text:span text:style-name="T48"><text:s text:c="8"/>result = []<text:tab/><text:tab/># список результат </text:span></text:p>
      <text:p text:style-name="P47"><text:span text:style-name="T48"><text:s text:c="8"/>input = self.skip_whitespaces(input) # </text:span></text:p>
      <text:p text:style-name="P47"><text:span text:style-name="T48"><text:s text:c="8"/>while len(input):</text:span></text:p>
      <text:p text:style-name="P47"><text:span text:style-name="T48"><text:s text:c="12"/>next = self.tknz.get(input)</text:span></text:p>
      <text:p text:style-name="P47"><text:span text:style-name="T48"><text:s text:c="12"/>if next[0]:</text:span></text:p>
      <text:p text:style-name="P47"><text:span text:style-name="T48"><text:s text:c="16"/>result.append( Token( next[0][0], <text:s/>input[0:next[1]] ) )</text:span></text:p>
      <text:p text:style-name="P47"><text:span text:style-name="T48"><text:s text:c="16"/>input = input[next[1]</text:span><text:span text:style-name="T52">:</text:span><text:span text:style-name="T48">]</text:span></text:p>
      <text:p text:style-name="P50"><text:span text:style-name="T48"><text:s text:c="12"/>else:</text:span></text:p>
      <text:p text:style-name="P50"><text:span text:style-name="T48"><text:s text:c="16"/>raise LexerError("Unexpecteded symbol '{0}'".format(input[0]) )</text:span></text:p>
      <text:p text:style-name="P50"><text:span text:style-name="T48"/></text:p>
      <text:p text:style-name="P50"><text:span text:style-name="T48"><text:s text:c="12"/>input = self.skip_whitespaces(input)</text:span></text:p>
      <text:p text:style-name="P50"><text:span text:style-name="T48"/></text:p>
      <text:p text:style-name="P50"><text:span text:style-name="T48"><text:s text:c="8"/>return result</text:span></text:p>
      <text:p text:style-name="P50"><text:span text:style-name="T48"/></text:p>
      <text:p text:style-name="P66"><text:span text:style-name="T48">Запись </text:span><text:span text:style-name="T49">input[next[1]:] </text:span><text:span text:style-name="T48">откусывает отстроки первые </text:span><text:span text:style-name="T49">next[1] </text:span><text:span text:style-name="T48">символов и возвращает новую строку. В </text:span><text:span text:style-name="T49">next[1] </text:span><text:span text:style-name="T48">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8">Запись </text:span><text:span text:style-name="T49">input[0:next[1]] </text:span><text:span text:style-name="T48">наоборот возвращает строку содержащую символы от 0 до </text:span><text:span text:style-name="T49">next[1], </text:span><text:span text:style-name="T48">то есть литерал найденного токена.</text:span></text:p>
      <text:p text:style-name="P50"><text:span text:style-name="T48"/></text:p>
      <text:p text:style-name="P65"><text:span text:style-name="T48">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8"/></text:p>
      <text:p text:style-name="P50"><text:span text:style-name="T48">Да, кстати все ошибки будут исключениями, </text:span><text:span text:style-name="T51">потому</text:span><text:span text:style-name="T48">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8"/></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76">используется</text:span> некий класс <text:span text:style-name="T49">Token. </text:span><text:span text:style-name="T48">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8"/></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77">(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78">isnumeric( ) </text:span>просто проверяет, является ли символ цифрой. То есть <text:span text:style-name="T80">можно</text:span> было бы переписать этот код примерно так: </text:p>
      <text:p text:style-name="P57"/>
      <text:p text:style-name="P56"><text:s text:c="4"/>def isnumeric( self, input ):</text:p>
      <text:p text:style-name="P56"><text:s text:c="8"/>return <text:span text:style-name="T79">'0' &lt;= </text:span>input[0]<text:span text:style-name="T79"> and </text:span>input[0] <text:span text:style-name="T79">&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81">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8"><text:s text:c="4"/>def get( self, input ):</text:span></text:p>
      <text:p text:style-name="P48"><text:span text:style-name="T48"><text:s text:c="8"/>result = []<text:tab/><text:tab/># список результат </text:span></text:p>
      <text:p text:style-name="P48"><text:span text:style-name="T48"><text:s text:c="8"/>input = self.skip_whitespaces(input) # </text:span></text:p>
      <text:p text:style-name="P48"><text:span text:style-name="T48"><text:s text:c="8"/>while len(input):</text:span></text:p>
      <text:p text:style-name="P48"><text:span text:style-name="T48"/></text:p>
      <text:p text:style-name="P48"><text:span text:style-name="T48"><text:s text:c="12"/>next = self.tknz.get(input)</text:span></text:p>
      <text:p text:style-name="P48"><text:span text:style-name="T48"><text:s text:c="12"/>if next[0]:</text:span></text:p>
      <text:p text:style-name="P48"><text:span text:style-name="T48"><text:s text:c="16"/>result.append( Token( next[0][0], <text:s/>input[0:next[1]] ) )</text:span></text:p>
      <text:p text:style-name="P48"><text:span text:style-name="T48"><text:s text:c="16"/>input = input[next[1]</text:span><text:span text:style-name="T53">:</text:span><text:span text:style-name="T48">]</text:span></text:p>
      <text:p text:style-name="P48"><text:span text:style-name="T48"/></text:p>
      <text:p text:style-name="P63"><text:span text:style-name="T48"><text:s text:c="12"/>elif self.isnumeric(input[0]): </text:span><text:span text:style-name="T50"># не нашли токен, но встретили число</text:span></text:p>
      <text:p text:style-name="P63"><text:span text:style-name="T48"><text:s text:c="16"/>val = self.read_number(input)</text:span></text:p>
      <text:p text:style-name="P63"><text:span text:style-name="T48"><text:s text:c="16"/>result.append( Token(tokens.NUMBER, <text:s/>input[0:val]) )</text:span></text:p>
      <text:p text:style-name="P63"><text:span text:style-name="T48"><text:s text:c="16"/>input = input[val:]</text:span></text:p>
      <text:p text:style-name="P63"><text:span text:style-name="T48"/></text:p>
      <text:p text:style-name="P51"><text:span text:style-name="T48"><text:s text:c="12"/>else:</text:span></text:p>
      <text:p text:style-name="P51"><text:span text:style-name="T48"><text:s text:c="16"/>raise LexerError("Unexpecteded symbol '{0}'".format(input[0]) )</text:span></text:p>
      <text:p text:style-name="P51"><text:span text:style-name="T48"/></text:p>
      <text:p text:style-name="P51"><text:span text:style-name="T48"><text:s text:c="12"/>input = self.skip_whitespaces(input)</text:span></text:p>
      <text:p text:style-name="P51"><text:span text:style-name="T48"/></text:p>
      <text:p text:style-name="P51"><text:span text:style-name="T48"><text:s text:c="8"/>return result</text:span></text:p>
      <text:p text:style-name="P51"><text:span text:style-name="T48"/></text:p>
      <text:p text:style-name="P67"><text:span text:style-name="T48">Идентификаторы. </text:span></text:p>
      <text:p text:style-name="P67"><text:span text:style-name="T48"/></text:p>
      <text:p text:style-name="P67"><text:span text:style-name="T48">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8">Очередная вспомогательная функция, которая проверит является ли символ валидным для идентификатора.</text:span></text:p>
      <text:p text:style-name="P67"><text:span text:style-name="T48"/></text:p>
      <text:p text:style-name="P67"><text:span text:style-name="T48"><text:s text:c="4"/>def isident( self, input ):</text:span></text:p>
      <text:p text:style-name="P67"><text:span text:style-name="T48"><text:s text:c="8"/>return input[0].isnumeric( ) or input[0].isalpha( ) or input[0] == '_'</text:span></text:p>
      <text:p text:style-name="P67"><text:span text:style-name="T48"/></text:p>
      <text:p text:style-name="P68"><text:span text:style-name="T48">метод isalpha проверят является ли символ буквой алфавита. </text:span></text:p>
      <text:p text:style-name="P68"><text:span text:style-name="T48"/></text:p>
      <text:p text:style-name="P68"><text:span text:style-name="T48">Как и с числом, опишем функцию, которой прочитает идентификатор.</text:span></text:p>
      <text:p text:style-name="P68"><text:span text:style-name="T48"/></text:p>
      <text:p text:style-name="P68"><text:span text:style-name="T48"><text:s text:c="4"/>def read_ident(self, <text:s/>input):</text:span></text:p>
      <text:p text:style-name="P68"><text:span text:style-name="T48"><text:s text:c="8"/>size = 0</text:span></text:p>
      <text:p text:style-name="P69"><text:span text:style-name="T48"><text:s text:c="8"/>while </text:span><text:span text:style-name="T56">size &lt; len(input) and </text:span><text:span text:style-name="T48">self.isident(input[size]):</text:span></text:p>
      <text:p text:style-name="P68"><text:span text:style-name="T48"><text:s text:c="12"/>size += 1</text:span></text:p>
      <text:p text:style-name="P68"><text:span text:style-name="T48"><text:s text:c="8"/>return size</text:span></text:p>
      <text:p text:style-name="P68"><text:span text:style-name="T48"/></text:p>
      <text:p text:style-name="P68"><text:span text:style-name="T48">Практически точная копия метода </text:span><text:span text:style-name="T54">read_number. </text:span><text:span text:style-name="T48">А я говорил, что будет много копипасты. </text:span></text:p>
      <text:p text:style-name="P68"><text:span text:style-name="T48"/></text:p>
      <text:p text:style-name="P70"><text:span text:style-name="T48">Ну и добавим ветку условия:</text:span></text:p>
      <text:p text:style-name="P70"><text:span text:style-name="T48"/></text:p>
      <text:p text:style-name="P70"><text:span text:style-name="T48"/></text:p>
      <text:p text:style-name="P70"><text:span text:style-name="T48"/></text:p>
      <text:p text:style-name="P109"><text:span text:style-name="T48"><text:s text:c="4"/>def get( self, input ):</text:span></text:p>
      <text:p text:style-name="P49"><text:span text:style-name="T48"><text:s text:c="8"/>result = []<text:tab/><text:tab/># список результат </text:span></text:p>
      <text:p text:style-name="P49"><text:span text:style-name="T48"><text:s text:c="8"/>input = self.skip_whitespaces(input) # </text:span></text:p>
      <text:p text:style-name="P49"><text:span text:style-name="T48"><text:s text:c="8"/>while len(input):</text:span></text:p>
      <text:p text:style-name="P49"><text:span text:style-name="T48"/></text:p>
      <text:p text:style-name="P49"><text:span text:style-name="T48"><text:s text:c="12"/>next = self.tknz.get(input)</text:span></text:p>
      <text:p text:style-name="P49"><text:span text:style-name="T48"><text:s text:c="12"/>if next[0]:</text:span></text:p>
      <text:p text:style-name="P49"><text:span text:style-name="T48"><text:s text:c="16"/>result.append( Token( next[0][0], <text:s/>input[0:next[1]] ) )</text:span></text:p>
      <text:p text:style-name="P49"><text:span text:style-name="T48"><text:s text:c="16"/>input = input[next[1]</text:span><text:span text:style-name="T53">:</text:span><text:span text:style-name="T48">]</text:span></text:p>
      <text:p text:style-name="P49"><text:span text:style-name="T48"/></text:p>
      <text:p text:style-name="P64"><text:span text:style-name="T48"><text:s text:c="12"/>elif self.isnumeric(input[0]): </text:span><text:span text:style-name="T50"># не нашли токен, но встретили число</text:span></text:p>
      <text:p text:style-name="P64"><text:span text:style-name="T48"><text:s text:c="16"/>val = self.read_number(input)</text:span></text:p>
      <text:p text:style-name="P64"><text:span text:style-name="T48"><text:s text:c="16"/>result.append( Token(tokens.NUMBER, <text:s/>input[0:val]) )</text:span></text:p>
      <text:p text:style-name="P64"><text:span text:style-name="T48"><text:s text:c="16"/>input = input[val:]</text:span></text:p>
      <text:p text:style-name="P64"><text:span text:style-name="T48"/></text:p>
      <text:p text:style-name="P70"><text:span text:style-name="T48"><text:s text:c="12"/>elif self.isident(input): </text:span><text:span text:style-name="T55"># нашли идентификатор</text:span></text:p>
      <text:p text:style-name="P70"><text:span text:style-name="T48"><text:s text:c="16"/>val = self.read_ident(input)</text:span></text:p>
      <text:p text:style-name="P70"><text:span text:style-name="T48"><text:s text:c="16"/>result.append( Token( tokens.IDENT, <text:s/>input[0:val]) )</text:span></text:p>
      <text:p text:style-name="P70"><text:span text:style-name="T48"><text:s text:c="16"/>input = input[val:]</text:span></text:p>
      <text:p text:style-name="P70"><text:span text:style-name="T48"/></text:p>
      <text:p text:style-name="P52"><text:span text:style-name="T48"><text:s text:c="12"/>else:</text:span></text:p>
      <text:p text:style-name="P52"><text:span text:style-name="T48"><text:s text:c="16"/>raise LexerError("Unexpecteded symbol '{0}'".format(input[0]) )</text:span></text:p>
      <text:p text:style-name="P52"><text:span text:style-name="T48"/></text:p>
      <text:p text:style-name="P52"><text:span text:style-name="T48"><text:s text:c="12"/>input = self.skip_whitespaces(input)</text:span></text:p>
      <text:p text:style-name="P52"><text:span text:style-name="T48"/></text:p>
      <text:p text:style-name="P52"><text:span text:style-name="T48"><text:s text:c="8"/>return result</text:span></text:p>
      <text:p text:style-name="P68"><text:span text:style-name="T48"/></text:p>
      <text:p text:style-name="P71"><text:span text:style-name="T48">Опять же почти ничем не отличается от ветки с условием <text:s/></text:span><text:span text:style-name="T54">isnumeric</text:span></text:p>
      <text:p text:style-name="P71"><text:span text:style-name="T54"/></text:p>
      <text:p text:style-name="P72"><text:span text:style-name="T54">т</text:span><text:span text:style-name="T48">еперь можно добавить в тестовую строку пару чисел и идентификаторов и проверить, что нам отдаст лексер</text:span></text:p>
      <text:p text:style-name="P72"><text:span text:style-name="T48"/></text:p>
      <text:p text:style-name="P73"><text:span text:style-name="T48"><text:s text:c="4"/>lex = lexer.Lexer( )</text:span></text:p>
      <text:p text:style-name="P73"><text:span text:style-name="T48"><text:s text:c="4"/>input = ' let, return ( )&lt;&gt;{} if else end fn; a = 10 return 887766'</text:span></text:p>
      <text:p text:style-name="P73"><text:span text:style-name="T48"><text:s text:c="4"/>res = lex.get(input)</text:span></text:p>
      <text:p text:style-name="P73"><text:span text:style-name="T48"><text:s text:c="4"/>for r in res:</text:span></text:p>
      <text:p text:style-name="P73"><text:span text:style-name="T48"><text:s text:c="8"/>print(r)</text:span></text:p>
      <text:p text:style-name="P73"><text:span text:style-name="T48"><text:s text:c="4"/>exit(1)</text:span></text:p>
      <text:p text:style-name="P73"><text:span text:style-name="T48"/></text:p>
      <text:p text:style-name="P74"><text:span text:style-name="T48">И результат</text:span></text:p>
      <text:p text:style-name="P74"><text:span text:style-name="T48"/></text:p>
      <text:p text:style-name="P74"><text:span text:style-name="T48">LET("let")</text:span></text:p>
      <text:p text:style-name="P74"><text:span text:style-name="T48">COMMA(",")</text:span></text:p>
      <text:p text:style-name="P74"><text:span text:style-name="T48">RETURN("return")</text:span></text:p>
      <text:p text:style-name="P74"><text:span text:style-name="T48">LPAREN("(")</text:span></text:p>
      <text:p text:style-name="P74"><text:span text:style-name="T48">RPAREN(")")</text:span></text:p>
      <text:p text:style-name="P74"><text:span text:style-name="T48">LESS("&lt;")</text:span></text:p>
      <text:p text:style-name="P74"><text:span text:style-name="T48">GREATER("&gt;")</text:span></text:p>
      <text:p text:style-name="P74"><text:span text:style-name="T48">LBRACE("{")</text:span></text:p>
      <text:p text:style-name="P74"><text:span text:style-name="T48">RBRACE("}")</text:span></text:p>
      <text:p text:style-name="P74"><text:span text:style-name="T48">IF("if")</text:span></text:p>
      <text:p text:style-name="P74"><text:span text:style-name="T48">ELSE("else")</text:span></text:p>
      <text:p text:style-name="P74"><text:span text:style-name="T48">IDENT("end")</text:span></text:p>
      <text:p text:style-name="P74"><text:span text:style-name="T48">FN("fn")</text:span></text:p>
      <text:p text:style-name="P74"><text:span text:style-name="T48">SEMICOLON(";")</text:span></text:p>
      <text:p text:style-name="P74"><text:span text:style-name="T48">IDENT("a")</text:span></text:p>
      <text:p text:style-name="P74"><text:span text:style-name="T48">ASSIGN("=")</text:span></text:p>
      <text:p text:style-name="P74"><text:span text:style-name="T48">NUMBER("10")</text:span></text:p>
      <text:p text:style-name="P74"><text:span text:style-name="T48">RETURN("return")</text:span></text:p>
      <text:p text:style-name="P74"><text:span text:style-name="T48">NUMBER("887766")</text:span></text:p>
      <text:p text:style-name="P74"><text:span text:style-name="T48"/></text:p>
      <text:p text:style-name="P110"><text:span text:style-name="T48">ну вот и хорошо.</text:span></text:p>
      <text:p text:style-name="P75"><text:span text:style-name="T48"/></text:p>
      <text:p text:style-name="P75"><text:span text:style-name="T48">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8">Если сейчас скормить лексеру вот такую вот строку: </text:span></text:p>
      <text:p text:style-name="P75"><text:span text:style-name="T48"/></text:p>
      <text:p text:style-name="P75"><text:span text:style-name="T48">'let1 return1'</text:span></text:p>
      <text:p text:style-name="P75"><text:span text:style-name="T48"/></text:p>
      <text:p text:style-name="P75"><text:span text:style-name="T48">результатом его работы станет следующее: </text:span></text:p>
      <text:p text:style-name="P75"><text:span text:style-name="T48"/></text:p>
      <text:p text:style-name="P75"><text:span text:style-name="T48">LET("let")</text:span></text:p>
      <text:p text:style-name="P75"><text:span text:style-name="T48">NUMBER("1")</text:span></text:p>
      <text:p text:style-name="P75"><text:span text:style-name="T48">RETURN("return")</text:span></text:p>
      <text:p text:style-name="P75"><text:span text:style-name="T48">NUMBER("1")</text:span></text:p>
      <text:p text:style-name="P75"><text:span text:style-name="T48"/></text:p>
      <text:p text:style-name="P75"><text:span text:style-name="T48">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8"/></text:p>
      <text:p text:style-name="P75"><text:span text:style-name="T48">Теперь нужно просто немного изменить ветку с условием, в котором мы нашли какое-то значение.</text:span></text:p>
      <text:p text:style-name="P75"><text:span text:style-name="T48"/></text:p>
      <text:p text:style-name="P75"><text:span text:style-name="T48"><text:s text:c="12"/>if next[0]:</text:span></text:p>
      <text:p text:style-name="P75"><text:span text:style-name="T48"><text:s text:c="16"/>tmp <text:s text:c="2"/>= input[next[1]:]</text:span></text:p>
      <text:p text:style-name="P75"><text:span text:style-name="T48"><text:s text:c="16"/>ident = (len(tmp) &gt; 0) and (self.isident(tmp[0]))</text:span></text:p>
      <text:p text:style-name="P75"><text:span text:style-name="T48"><text:s text:c="16"/>if next[0][1] and ident:</text:span></text:p>
      <text:p text:style-name="P75"><text:span text:style-name="T48"><text:s text:c="20"/>val = self.read_ident(input)</text:span></text:p>
      <text:p text:style-name="P75"><text:span text:style-name="T48"><text:s text:c="20"/>result.append( Token( tokens.IDENT, input[0:val]) )</text:span></text:p>
      <text:p text:style-name="P75"><text:span text:style-name="T48"><text:s text:c="20"/>input = input[val:]</text:span></text:p>
      <text:p text:style-name="P75"><text:span text:style-name="T48"><text:s text:c="16"/>else:</text:span></text:p>
      <text:p text:style-name="P75"><text:span text:style-name="T48"><text:s text:c="20"/>result.append( Token( next[0][0], input[0:next[1]] ) )</text:span></text:p>
      <text:p text:style-name="P75"><text:span text:style-name="T48"><text:s text:c="20"/>input = tmp</text:span></text:p>
      <text:p text:style-name="P75"><text:span text:style-name="T48"/></text:p>
      <text:p text:style-name="P75"><text:span text:style-name="T48">Все, надеюсь понятно. </text:span></text:p>
      <text:p text:style-name="P75"><text:span text:style-name="T48">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8">Опять отмечу, что все делается неоптимально. Потому что оптимизация пока не важн</text:span><text:span text:style-name="T57">а</text:span><text:span text:style-name="T48">. Важна наглядность. <text:s/></text:span></text:p>
      <text:p text:style-name="P76"><text:span text:style-name="T48">Итого код метода get:</text:span></text:p>
      <text:p text:style-name="P76"><text:span text:style-name="T48"/></text:p>
      <text:p text:style-name="P76"><text:span text:style-name="T48"/></text:p>
      <text:p text:style-name="P111"><text:span text:style-name="T48"><text:s text:c="4"/>def get( self, input ):</text:span></text:p>
      <text:p text:style-name="P76"><text:span text:style-name="T48"><text:s text:c="8"/>result = [ ]</text:span></text:p>
      <text:p text:style-name="P76"><text:span text:style-name="T48"><text:s text:c="8"/>input = self.skip_whitespaces(input)</text:span></text:p>
      <text:p text:style-name="P76"><text:span text:style-name="T48"><text:s text:c="8"/>while len(input):</text:span></text:p>
      <text:p text:style-name="P76"><text:span text:style-name="T48"><text:s text:c="12"/>next = self.tknz.get(input)</text:span></text:p>
      <text:p text:style-name="P76"><text:span text:style-name="T48"><text:s text:c="12"/>if next[0]:</text:span></text:p>
      <text:p text:style-name="P76"><text:span text:style-name="T48"><text:s text:c="16"/>tmp <text:s text:c="2"/>= input[next[1]:]</text:span></text:p>
      <text:p text:style-name="P76"><text:span text:style-name="T48"><text:s text:c="16"/>ident = (len(tmp) &gt; 0) and (self.isident(tmp[0]))</text:span></text:p>
      <text:p text:style-name="P76"><text:span text:style-name="T48"><text:s text:c="16"/>if next[0][1] and ident:</text:span></text:p>
      <text:p text:style-name="P76"><text:span text:style-name="T48"><text:s text:c="20"/>val = self.read_ident(input)</text:span></text:p>
      <text:p text:style-name="P76"><text:span text:style-name="T48"><text:s text:c="20"/>result.append( Token( tokens.IDENT, <text:s/>input[0:val]) )</text:span></text:p>
      <text:p text:style-name="P76"><text:span text:style-name="T48"><text:s text:c="20"/>input = input[val:]</text:span></text:p>
      <text:p text:style-name="P76"><text:span text:style-name="T48"><text:s text:c="16"/>else:</text:span></text:p>
      <text:p text:style-name="P76"><text:span text:style-name="T48"><text:s text:c="20"/>result.append( Token( next[0][0], <text:s/>input[0:next[1]] ) )</text:span></text:p>
      <text:p text:style-name="P76"><text:span text:style-name="T48"><text:s text:c="20"/>input = tmp</text:span></text:p>
      <text:p text:style-name="P76"><text:span text:style-name="T48"/></text:p>
      <text:p text:style-name="P76"><text:span text:style-name="T48"><text:s text:c="12"/>elif self.isnumeric(input[0]):</text:span></text:p>
      <text:p text:style-name="P76"><text:span text:style-name="T48"><text:s text:c="16"/>val = self.read_number(input)</text:span></text:p>
      <text:p text:style-name="P76"><text:span text:style-name="T48"><text:s text:c="16"/>result.append( Token(tokens.NUMBER, <text:s/>input[0:val]) )</text:span></text:p>
      <text:p text:style-name="P76"><text:span text:style-name="T48"><text:s text:c="16"/>input = input[val:]</text:span></text:p>
      <text:p text:style-name="P76"><text:span text:style-name="T48"/></text:p>
      <text:p text:style-name="P76"><text:span text:style-name="T48"><text:s text:c="12"/>elif self.isident(input):</text:span></text:p>
      <text:p text:style-name="P76"><text:span text:style-name="T48"><text:s text:c="16"/>val = self.read_ident(input)</text:span></text:p>
      <text:p text:style-name="P76"><text:span text:style-name="T48"><text:s text:c="16"/>result.append( Token( tokens.IDENT, <text:s/>input[0:val]) )</text:span></text:p>
      <text:p text:style-name="P76"><text:span text:style-name="T48"><text:s text:c="16"/>input = input[val:]</text:span></text:p>
      <text:p text:style-name="P76"><text:span text:style-name="T48"/></text:p>
      <text:p text:style-name="P76"><text:span text:style-name="T48"><text:s text:c="12"/>else:</text:span></text:p>
      <text:p text:style-name="P76"><text:span text:style-name="T48"><text:s text:c="16"/>raise LexerError("Unexpecteded symbol '{0}'".format(input[0]) )</text:span></text:p>
      <text:p text:style-name="P76"><text:span text:style-name="T48"/></text:p>
      <text:p text:style-name="P76"><text:span text:style-name="T48"><text:s text:c="12"/>input = self.skip_whitespaces(input)</text:span></text:p>
      <text:p text:style-name="P76"><text:span text:style-name="T48"/></text:p>
      <text:p text:style-name="P76"><text:span text:style-name="T48"><text:s text:c="8"/>return result</text:span></text:p>
      <text:p text:style-name="P76"><text:span text:style-name="T48"/></text:p>
      <text:p text:style-name="P77"><text:span text:style-name="T48">Разбор строки. </text:span></text:p>
      <text:p text:style-name="P77"><text:span text:style-name="T48"/></text:p>
      <text:p text:style-name="P77"><text:span text:style-name="T48">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8">Но, в отличие от случаев с числами и идентификаторами, эти кавычки не нужны в литерале токена STRING.</text:span></text:p>
      <text:p text:style-name="P77"><text:span text:style-name="T58"/></text:p>
      <text:p text:style-name="P78"><text:span text:style-name="T48">Метод read_string будет немного сложнее, чем read_number и read_ident. </text:span><text:span text:style-name="T59">Потому как в процессе чтения строка будет меняться. Например для того, чтобы допустить внутри строки двойную кавычку, е</text:span><text:span text:style-name="T62">ё</text:span><text:span text:style-name="T59"> нужно будет заэкранировать </text:span><text:span text:style-name="T60">обрытым</text:span><text:span text:style-name="T59"> слешем '</text:span><text:span text:style-name="T60">\</text:span><text:span text:style-name="T59">'. </text:span><text:span text:style-name="T60">Кроме того, нужно заэкранировать сам слеш плюс некоторые значения, например символы 'n', 't', 'r' </text:span><text:span text:style-name="T61">и "превратить" их в символы новой строки, табуляции и перевода каретки соответственно. </text:span></text:p>
      <text:p text:style-name="P78"><text:span text:style-name="T61"/></text:p>
      <text:p text:style-name="P79"><text:span text:style-name="T48">Код примерно будет работать так: </text:span></text:p>
      <text:p text:style-name="P79"><text:span text:style-name="T48">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12"><text:span text:style-name="T48"><text:s text:c="4"/>def read_string(self, <text:s/>input):</text:span></text:p>
      <text:p text:style-name="P79"><text:span text:style-name="T48"><text:s text:c="8"/>escape = {</text:span></text:p>
      <text:p text:style-name="P79"><text:span text:style-name="T48"><text:s text:c="12"/>'\\': <text:s/>'\\',</text:span></text:p>
      <text:p text:style-name="P79"><text:span text:style-name="T48"><text:s text:c="12"/>'n' : <text:s/>'\n',</text:span></text:p>
      <text:p text:style-name="P79"><text:span text:style-name="T48"><text:s text:c="12"/>'t' : <text:s/>'\t',</text:span></text:p>
      <text:p text:style-name="P79"><text:span text:style-name="T48"><text:s text:c="12"/>'r' : <text:s/>'\r',</text:span></text:p>
      <text:p text:style-name="P79"><text:span text:style-name="T48"><text:s text:c="12"/>'"' : <text:s/>'</text:span><text:span text:style-name="T63">\</text:span><text:span text:style-name="T48">"',</text:span></text:p>
      <text:p text:style-name="P79"><text:span text:style-name="T48"><text:s text:c="8"/>}</text:span></text:p>
      <text:p text:style-name="P79"><text:span text:style-name="T48"><text:s text:c="8"/>res = ''</text:span></text:p>
      <text:p text:style-name="P79"><text:span text:style-name="T48"><text:s text:c="8"/>while len(input) &gt; 0:</text:span></text:p>
      <text:p text:style-name="P79"><text:span text:style-name="T48"><text:s text:c="12"/># проверка на экранирование.</text:span></text:p>
      <text:p text:style-name="P79"><text:span text:style-name="T48"><text:s text:c="12"/>if input[0] == '\\' and (len(input) &gt; 1) and (input[1] in escape):</text:span></text:p>
      <text:p text:style-name="P79"><text:span text:style-name="T48"><text:s text:c="16"/>res += escape[input[1]]</text:span></text:p>
      <text:p text:style-name="P79"><text:span text:style-name="T48"><text:s text:c="16"/>input = input[2:]</text:span></text:p>
      <text:p text:style-name="P79"><text:span text:style-name="T48"><text:s text:c="12"/># последний символ строки, возвращаем результат </text:span></text:p>
      <text:p text:style-name="P79"><text:span text:style-name="T48"><text:s text:c="12"/>elif input[0] == '"':</text:span></text:p>
      <text:p text:style-name="P79"><text:span text:style-name="T48"><text:s text:c="16"/>return (res, input[1:])</text:span></text:p>
      <text:p text:style-name="P79"><text:span text:style-name="T48"><text:s text:c="12"/># просто дополняем результат </text:span></text:p>
      <text:p text:style-name="P79"><text:span text:style-name="T48"><text:s text:c="12"/>else:</text:span></text:p>
      <text:p text:style-name="P79"><text:span text:style-name="T48"><text:s text:c="16"/>res = res + input[0]</text:span></text:p>
      <text:p text:style-name="P79"><text:span text:style-name="T48"><text:s text:c="16"/>input = input[1:]</text:span></text:p>
      <text:p text:style-name="P79"><text:span text:style-name="T48"><text:s text:c="8"/>return (res, <text:s/>input)</text:span></text:p>
      <text:p text:style-name="P79"><text:span text:style-name="T48"/></text:p>
      <text:p text:style-name="P80"><text:span text:style-name="T48">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48"/></text:p>
      <text:p text:style-name="P81"><text:span text:style-name="T48">Теперь дополним условие в методе 'get' лексера. </text:span></text:p>
      <text:p text:style-name="P81"><text:span text:style-name="T48"/></text:p>
      <text:p text:style-name="P81"><text:span text:style-name="T48">Выглядеть ветка будет вот так </text:span></text:p>
      <text:p text:style-name="P81"><text:span text:style-name="T48"/></text:p>
      <text:p text:style-name="P81"><text:span text:style-name="T48"><text:s text:c="12"/>elif input[0] == '"':</text:span></text:p>
      <text:p text:style-name="P81"><text:span text:style-name="T48"><text:s text:c="16"/>val = self.read_string(input[1:])</text:span></text:p>
      <text:p text:style-name="P81"><text:span text:style-name="T48"><text:s text:c="16"/>result.append( Token( tokens.STRING, <text:s/>val[0]) )</text:span></text:p>
      <text:p text:style-name="P81"><text:span text:style-name="T48"><text:s text:c="16"/>input = val[1]</text:span></text:p>
      <text:p text:style-name="P81"><text:span text:style-name="T48"/></text:p>
      <text:p text:style-name="P81"><text:span text:style-name="T48">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48"/></text:p>
      <text:p text:style-name="P81"><text:span text:style-name="T48"><text:s text:c="4"/>def get( self, input ):</text:span></text:p>
      <text:p text:style-name="P81"><text:span text:style-name="T48"><text:s text:c="8"/>result = [ ]</text:span></text:p>
      <text:p text:style-name="P81"><text:span text:style-name="T48"><text:s text:c="8"/>input = self.skip_whitespaces(input)</text:span></text:p>
      <text:p text:style-name="P81"><text:span text:style-name="T48"><text:s text:c="8"/>while len(input):</text:span></text:p>
      <text:p text:style-name="P81"><text:span text:style-name="T48"><text:s text:c="12"/>next = self.tknz.get(input)</text:span></text:p>
      <text:p text:style-name="P81"><text:span text:style-name="T48"><text:s text:c="12"/>if next[0]:</text:span></text:p>
      <text:p text:style-name="P81"><text:span text:style-name="T48"><text:s text:c="16"/>tmp <text:s text:c="2"/>= input[next[1]:]</text:span></text:p>
      <text:p text:style-name="P81"><text:span text:style-name="T48"><text:s text:c="16"/>ident = (len(tmp) &gt; 0) and (self.isident(tmp[0]))</text:span></text:p>
      <text:p text:style-name="P81"><text:span text:style-name="T48"><text:s text:c="16"/>if next[0][1] and ident:</text:span></text:p>
      <text:p text:style-name="P81"><text:span text:style-name="T48"><text:s text:c="20"/>val = self.read_ident(input)</text:span></text:p>
      <text:p text:style-name="P81"><text:span text:style-name="T48"><text:s text:c="20"/>result.append( Token( tokens.IDENT, <text:s/>input[0:val]) )</text:span></text:p>
      <text:p text:style-name="P81"><text:span text:style-name="T48"><text:s text:c="20"/>input = input[val:]</text:span></text:p>
      <text:p text:style-name="P81"><text:span text:style-name="T48"><text:s text:c="16"/>else:</text:span></text:p>
      <text:p text:style-name="P81"><text:span text:style-name="T48"><text:s text:c="20"/>result.append( Token( next[0][0], <text:s/>input[0:next[1]] ) )</text:span></text:p>
      <text:p text:style-name="P81"><text:span text:style-name="T48"><text:s text:c="20"/>input = tmp</text:span></text:p>
      <text:p text:style-name="P81"><text:span text:style-name="T48"><text:s text:c="12"/>elif self.isnumeric(input[0]):</text:span></text:p>
      <text:p text:style-name="P81"><text:span text:style-name="T48"><text:s text:c="16"/>val = self.read_number(input)</text:span></text:p>
      <text:p text:style-name="P81"><text:span text:style-name="T48"><text:s text:c="16"/>result.append( Token(tokens.NUMBER, <text:s/>input[0:val]) )</text:span></text:p>
      <text:p text:style-name="P81"><text:span text:style-name="T48"><text:s text:c="16"/>input = input[val:]</text:span></text:p>
      <text:p text:style-name="P81"><text:span text:style-name="T48"><text:s text:c="12"/>elif self.isident(input):</text:span></text:p>
      <text:p text:style-name="P81"><text:span text:style-name="T48"><text:s text:c="16"/>val = self.read_ident(input)</text:span></text:p>
      <text:p text:style-name="P81"><text:span text:style-name="T48"><text:s text:c="16"/>result.append( Token( tokens.IDENT, <text:s/>input[0:val]) )</text:span></text:p>
      <text:p text:style-name="P81"><text:soft-page-break/><text:span text:style-name="T48"><text:s text:c="16"/>input = input[val:]</text:span></text:p>
      <text:p text:style-name="P81"><text:span text:style-name="T48"><text:s text:c="12"/>elif input[0] == '"':</text:span></text:p>
      <text:p text:style-name="P81"><text:span text:style-name="T48"><text:s text:c="16"/>val = self.read_string(input[1:])</text:span></text:p>
      <text:p text:style-name="P81"><text:span text:style-name="T48"><text:s text:c="16"/>result.append( Token( tokens.STRING, <text:s/>val[0]) )</text:span></text:p>
      <text:p text:style-name="P81"><text:span text:style-name="T48"><text:s text:c="16"/>input = val[1]</text:span></text:p>
      <text:p text:style-name="P81"><text:span text:style-name="T48"><text:s text:c="12"/>else:</text:span></text:p>
      <text:p text:style-name="P81"><text:span text:style-name="T48"><text:s text:c="16"/>raise LexerError("Unexpecteded symbol '{0}'".format(input[0]) )</text:span></text:p>
      <text:p text:style-name="P81"><text:span text:style-name="T48"/></text:p>
      <text:p text:style-name="P81"><text:span text:style-name="T48"><text:s text:c="12"/>input = self.skip_whitespaces(input)</text:span></text:p>
      <text:p text:style-name="P81"><text:span text:style-name="T48"/></text:p>
      <text:p text:style-name="P81"><text:span text:style-name="T48"><text:s text:c="8"/>return result</text:span></text:p>
      <text:p text:style-name="P81"><text:span text:style-name="T48"/></text:p>
      <text:p text:style-name="P82"><text:span text:style-name="T48">Теперь можно разобрать строку, которая содержит валидные токены и консрукции будущего языка. В input будет валидный код</text:span></text:p>
      <text:p text:style-name="P82"><text:span text:style-name="T48"/></text:p>
      <text:p text:style-name="P82"><text:span text:style-name="T48"><text:s text:c="4"/>lex = lexer.Lexer( )</text:span></text:p>
      <text:p text:style-name="P82"><text:span text:style-name="T48"><text:s text:c="4"/>input = 'let a = 10; ' <text:s text:c="5"/>\</text:span></text:p>
      <text:p text:style-name="P82"><text:span text:style-name="T48"><text:s text:c="12"/>'let b = "hello!"' <text:s/>\</text:span></text:p>
      <text:p text:style-name="P82"><text:span text:style-name="T48"><text:s text:c="12"/>'let c = "less" if a &lt; 10 else "greater"'</text:span></text:p>
      <text:p text:style-name="P82"><text:span text:style-name="T48"><text:s text:c="4"/>res = lex.get(input)</text:span></text:p>
      <text:p text:style-name="P83"><text:span text:style-name="T48"><text:s text:c="4"/>for r in res:</text:span></text:p>
      <text:p text:style-name="P83"><text:span text:style-name="T48"><text:s text:c="8"/>print(r, <text:s/>end=", ")</text:span></text:p>
      <text:p text:style-name="P83"><text:span text:style-name="T48"><text:s text:c="4"/>print()</text:span></text:p>
      <text:p text:style-name="P82"><text:span text:style-name="T48"/></text:p>
      <text:p text:style-name="P83"><text:span text:style-name="T48">результат будет следующий:</text:span></text:p>
      <text:p text:style-name="P83"><text:span text:style-name="T48"/></text:p>
      <text:p text:style-name="P84"><text:span text:style-name="T48">LET("let"), IDENT("a"), ASSIGN("="), NUMBER("10"), SEMICOLON(";"), </text:span></text:p>
      <text:p text:style-name="P84"><text:span text:style-name="T48">LET("let"), IDENT("b"), ASSIGN("="), STRING("hello!"), </text:span></text:p>
      <text:p text:style-name="P84"><text:span text:style-name="T48">LET("let"), IDENT("c"), ASSIGN("="), STRING("less"), IF("if"), IDENT("a"), LESS("&lt;"), NUMBER("10"), ELSE("else"), STRING("greater"), </text:span></text:p>
      <text:p text:style-name="P84"><text:span text:style-name="T48"/></text:p>
      <text:p text:style-name="P85"><text:span text:style-name="T48">Ура! Лексер готов! </text:span><text:span text:style-name="T64">Лексер это примерно 30% всей работы будущего интерпретатора. </text:span></text:p>
      <text:p text:style-name="P85"><text:span text:style-name="T65">Далее из этого списка токенов нужно сделать</text:span><text:span text:style-name="T48"> </text:span><text:span text:style-name="T66">абстрактное синтаксическое дерево. Или просто AST. Это делает парсер.</text:span></text:p>
      <text:p text:style-name="P85"><text:span text:style-name="T66"/></text:p>
      <text:p text:style-name="P86"><text:span text:style-name="T66">П</text:span><text:span text:style-name="T48">арсер. </text:span></text:p>
      <text:p text:style-name="P86"><text:span text:style-name="T48"/></text:p>
      <text:p text:style-name="P87"><text:span text:style-name="T48">Парсер строит синтаксическое дерево. Дерево можно представить например так:</text:span></text:p>
      <text:p text:style-name="P88"><text:span text:style-name="T48"/></text:p>
      <text:p text:style-name="P88"><text:span text:style-name="T48"><text:s text:c="4"/>+</text:span></text:p>
      <text:p text:style-name="P88"><text:span text:style-name="T48"><text:s text:c="3"/>/ \</text:span></text:p>
      <text:p text:style-name="P87"><text:span text:style-name="T48"><text:s text:c="2"/></text:span><text:span text:style-name="T67">1 <text:s text:c="2"/></text:span><text:span text:style-name="T68">2</text:span></text:p>
      <text:p text:style-name="P87"><text:span text:style-name="T67"/></text:p>
      <text:p text:style-name="P88"><text:span text:style-name="T48">Это представления оператора '+' у которого 2 операнда. 1 и 2. </text:span></text:p>
      <text:p text:style-name="P89"><text:span text:style-name="T48">Для описания дерева, нужно описать базовый узел, от которого потом будут наследоваться все остальные. В прочем, в питоне это не обязательно, но, сделаем красиво и правильно. </text:span></text:p>
      <text:p text:style-name="P89"><text:span text:style-name="T48"/></text:p>
      <text:p text:style-name="P89"><text:span text:style-name="T48">Итак, создадим файл, с описанием узлов дерева. Пусть он будет </text:span><text:span text:style-name="T20">ast.py.</text:span></text:p>
      <text:p text:style-name="P89"><text:span text:style-name="T20"/></text:p>
      <text:p text:style-name="P90"><text:span text:style-name="T48">Базовый класс будет называться Node и выглядеть примерно так: </text:span></text:p>
      <text:p text:style-name="P90"><text:span text:style-name="T48"/></text:p>
      <text:p text:style-name="P90"><text:span text:style-name="T48">class Node(object):</text:span></text:p>
      <text:p text:style-name="P90"><text:span text:style-name="T48"><text:s text:c="4"/>def value(self):</text:span></text:p>
      <text:p text:style-name="P90"><text:span text:style-name="T48"><text:s text:c="8"/>return None</text:span></text:p>
      <text:p text:style-name="P90"><text:span text:style-name="T48"><text:s text:c="4"/>def __str__(self):</text:span></text:p>
      <text:p text:style-name="P90"><text:span text:style-name="T48"><text:s text:c="8"/>return "&lt;ast node&gt;"</text:span></text:p>
      <text:p text:style-name="P90"><text:span text:style-name="T48"/></text:p>
      <text:p text:style-name="P91"><text:span text:style-name="T69">П</text:span><text:span text:style-name="T48">росто пустой класс с одним методом value, который будет возвращать None, то есть ничего. Питон позволяет обойтись без подобных вызовов и вообще без базового класса в нашей задаче, но, чтоб было все красиво и структурировано, оставим.</text:span></text:p>
      <text:p text:style-name="P91"><text:span text:style-name="T48"/></text:p>
      <text:p text:style-name="P94"><text:soft-page-break/><text:span text:style-name="T48">И тут немного теории о парсинге. </text:span></text:p>
      <text:p text:style-name="P95"><text:span text:style-name="T48">Далее будет использоваться парсер Пратт</text:span><text:span text:style-name="T70">а</text:span><text:span text:style-name="T48">. Впервые этот мето</text:span><text:span text:style-name="T70">д</text:span><text:span text:style-name="T48"> был представлен в 1973 году Воном Праттом в его статье "</text:span><text:span text:style-name="T11">Нисходящий парсер с операторным предшествованием". </text:span><text:span text:style-name="T12">Смысл его в том, чтоб по потоку символов токенов построить дерево. Принцип очень простой и достаточно быстрый. </text:span></text:p>
      <text:p text:style-name="P95"><text:span text:style-name="T12"/></text:p>
      <text:p text:style-name="P96"><text:span text:style-name="T11">Префиксные и инфиксные операции.</text:span></text:p>
      <text:p text:style-name="P96"><text:span text:style-name="T11">Различаются 2 типа операций: </text:span></text:p>
      <text:list xml:id="list440774930427741426" text:style-name="L1">
        <text:list-item>
          <text:p text:style-name="P97"><text:span text:style-name="T11">Префиксные. Например '-10'. Тут операция '-' применена к числу 10. Результатом операции станет -10, конечно. Или '!condition' операция логического отрицания '!' применена к какому-то выражению condition.</text:span></text:p>
        </text:list-item>
        <text:list-item>
          <text:p text:style-name="P97"><text:span text:style-name="T11">Инфиксные. Те, что имеют 2 операнда. Обычно в языках записываются как 'operand1 op operand2'. Например '1 + 2' операция '+' применяется к двут операндам 1 и 2. Результат, как догадываетесь, будет равен 3.</text:span></text:p>
        </text:list-item>
      </text:list>
      <text:p text:style-name="P95"><text:span text:style-name="T11"/></text:p>
      <text:p text:style-name="P94"><text:span text:style-name="T48"/></text:p>
      <text:p text:style-name="P92"><text:span text:style-name="T48">Теперь создадим файл </text:span><text:span text:style-name="T20">parser.py, </text:span><text:span text:style-name="T48">который будет содержать код парсера, который превратит список токенов с лексемами в синтаксическое дерево.</text:span></text:p>
      <text:p text:style-name="P92"><text:span text:style-name="T48"/></text:p>
      <text:p text:style-name="P92"><text:span text:style-name="T48">По привычке назовем класс Parser и метод, который все сделает пусть будет 'get'.</text:span></text:p>
      <text:p text:style-name="P92"><text:span text:style-name="T48"/></text:p>
      <text:p text:style-name="P93"><text:span text:style-name="T48">Тут стоит отметить особенность этого класса. Он будет содержать в себе список, который ему передаётся в конструкторе. Плюс ко всему у класса будут 3 основных метода. Первый будет получать текущий токен, второй — следующий и третий будет сдвигать эти индекса на следующие позици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apple-system" svg:font-family="apple-system, BlinkMacSystemFont, Arial, sans-serif"/>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7T12:14:48.567535953</dc:date>
    <meta:editing-duration>P7DT19H13M59S</meta:editing-duration>
    <meta:editing-cycles>181</meta:editing-cycles>
    <meta:generator>LibreOffice/5.2.2.2$Linux_X86_64 LibreOffice_project/20m0$Build-2</meta:generator>
    <meta:document-statistic meta:table-count="0" meta:image-count="0" meta:object-count="0" meta:page-count="14" meta:paragraph-count="506" meta:word-count="3584" meta:character-count="28495" meta:non-whitespace-character-count="21869"/>
  </office:meta>
</office:document-meta>
</file>